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9933" draw:opacity="100%" draw:opacity-name="" draw:textarea-horizontal-align="justify" draw:textarea-vertical-align="middle" draw:auto-grow-height="false" fo:min-height="1.156cm" fo:min-width="0.4cm"/>
    </style:style>
    <style:style style:name="gr2" style:family="graphic" style:parent-style-name="standard">
      <style:graphic-properties draw:stroke="none" draw:fill-color="#009933" draw:textarea-horizontal-align="justify" draw:textarea-vertical-align="middle" draw:auto-grow-height="false" fo:min-height="0.342cm" fo:min-width="0.4cm"/>
    </style:style>
    <style:style style:name="gr3" style:family="graphic" style:parent-style-name="standard">
      <style:graphic-properties draw:stroke="none" draw:fill-color="#009900" draw:textarea-horizontal-align="justify" draw:textarea-vertical-align="middle" draw:auto-grow-height="false" fo:min-height="0.342cm" fo:min-width="0.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342cm" fo:min-width="1.3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343cm" fo:min-width="1.3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341cm" fo:min-width="1.3cm"/>
    </style:style>
    <style:style style:name="gr7" style:family="graphic" style:parent-style-name="standard">
      <style:graphic-properties draw:fill-color="#cc3300" draw:textarea-horizontal-align="justify" draw:textarea-vertical-align="middle" draw:auto-grow-height="false" fo:min-height="0.342cm" fo:min-width="1.3cm"/>
    </style:style>
    <style:style style:name="gr8" style:family="graphic" style:parent-style-name="standard">
      <style:graphic-properties draw:fill-color="#cc3300" draw:textarea-horizontal-align="justify" draw:textarea-vertical-align="middle" draw:auto-grow-height="false" fo:min-height="0.343cm" fo:min-width="1.3cm"/>
    </style:style>
    <style:style style:name="gr9" style:family="graphic" style:parent-style-name="standard">
      <style:graphic-properties draw:fill-color="#009933" draw:opacity="100%" draw:opacity-name="" draw:textarea-horizontal-align="justify" draw:textarea-vertical-align="middle" draw:auto-grow-height="false" fo:min-height="1.157cm" fo:min-width="0.4cm"/>
    </style:style>
    <style:style style:name="gr10" style:family="graphic" style:parent-style-name="standard">
      <style:graphic-properties draw:stroke="none" draw:fill-color="#009933" draw:textarea-horizontal-align="justify" draw:textarea-vertical-align="middle" draw:auto-grow-height="false" fo:min-height="0.343cm" fo:min-width="0.4cm"/>
    </style:style>
    <style:style style:name="gr11" style:family="graphic" style:parent-style-name="standard">
      <style:graphic-properties draw:fill-color="#009933" draw:opacity="100%" draw:opacity-name="" draw:textarea-horizontal-align="justify" draw:textarea-vertical-align="middle" draw:auto-grow-height="false" fo:min-height="1.155cm" fo:min-width="0.4cm"/>
    </style:style>
    <style:style style:name="gr12" style:family="graphic" style:parent-style-name="standard">
      <style:graphic-properties draw:stroke="none" draw:fill-color="#009933" draw:textarea-horizontal-align="justify" draw:textarea-vertical-align="middle" draw:auto-grow-height="false" fo:min-height="0.341cm" fo:min-width="0.4cm"/>
    </style:style>
    <style:style style:name="gr13" style:family="graphic" style:parent-style-name="standard">
      <style:graphic-properties draw:stroke="none" draw:fill-color="#009900" draw:textarea-horizontal-align="justify" draw:textarea-vertical-align="middle" draw:auto-grow-height="false" fo:min-height="0.341cm" fo:min-width="0.4cm"/>
    </style:style>
    <style:style style:name="gr14" style:family="graphic" style:parent-style-name="standard">
      <style:graphic-properties draw:stroke="none" draw:fill-color="#009900" draw:textarea-horizontal-align="justify" draw:textarea-vertical-align="middle" draw:auto-grow-height="false" fo:min-height="0.343cm" fo:min-width="0.4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objectwithoutfill">
      <style:graphic-properties svg:stroke-width="0.053cm" svg:stroke-color="#cc33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009933" draw:opacity="100%"/>
      <style:paragraph-properties fo:text-align="center"/>
    </style:style>
    <style:style style:name="P2" style:family="paragraph">
      <loext:graphic-properties draw:fill-color="#009933"/>
      <style:paragraph-properties fo:text-align="center"/>
    </style:style>
    <style:style style:name="P3" style:family="paragraph">
      <loext:graphic-properties draw:fill-color="#0099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cc3300"/>
      <style:paragraph-properties fo:text-align="center"/>
    </style:style>
    <style:style style:name="P7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1.406cm" svg:x="5.9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0.9cm" svg:height="0.592cm" svg:x="5.9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4" draw:id="id24" draw:layer="layout" svg:width="0.9cm" svg:height="0.592cm" svg:x="5.9cm" svg:y="3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3" draw:id="id3" draw:layer="layout" svg:width="1.8cm" svg:height="0.592cm" svg:x="2.4cm" svg:y="2.4cm">
          <text:p text:style-name="P4">00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9" draw:id="id9" draw:layer="layout" svg:width="1.8cm" svg:height="0.592cm" svg:x="2.4cm" svg:y="3.214cm">
          <text:p text:style-name="P4">0001</text:p>
          <draw:enhanced-geometry svg:viewBox="0 0 21600 21600" draw:type="rectangle" draw:enhanced-path="M 0 0 L 21600 0 21600 21600 0 21600 0 0 Z N"/>
        </draw:custom-shape>
        <draw:custom-shape draw:style-name="gr5" draw:text-style-name="P5" xml:id="id11" draw:id="id11" draw:layer="layout" svg:width="1.8cm" svg:height="0.593cm" svg:x="2.4cm" svg:y="4.027cm">
          <text:p text:style-name="P4">00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3" draw:id="id13" draw:layer="layout" svg:width="1.8cm" svg:height="0.592cm" svg:x="2.4cm" svg:y="4.842cm">
          <text:p text:style-name="P4">0011</text:p>
          <draw:enhanced-geometry svg:viewBox="0 0 21600 21600" draw:type="rectangle" draw:enhanced-path="M 0 0 L 21600 0 21600 21600 0 21600 0 0 Z N"/>
        </draw:custom-shape>
        <draw:custom-shape draw:style-name="gr6" draw:text-style-name="P5" xml:id="id15" draw:id="id15" draw:layer="layout" svg:width="1.8cm" svg:height="0.591cm" svg:x="2.4cm" svg:y="5.656cm">
          <text:p text:style-name="P4">0100</text:p>
          <draw:enhanced-geometry svg:viewBox="0 0 21600 21600" draw:type="rectangle" draw:enhanced-path="M 0 0 L 21600 0 21600 21600 0 21600 0 0 Z N"/>
        </draw:custom-shape>
        <draw:custom-shape draw:style-name="gr4" draw:text-style-name="P5" xml:id="id17" draw:id="id17" draw:layer="layout" svg:width="1.8cm" svg:height="0.592cm" svg:x="2.4cm" svg:y="6.469cm">
          <text:p text:style-name="P4">0101</text:p>
          <draw:enhanced-geometry svg:viewBox="0 0 21600 21600" draw:type="rectangle" draw:enhanced-path="M 0 0 L 21600 0 21600 21600 0 21600 0 0 Z N"/>
        </draw:custom-shape>
        <draw:custom-shape draw:style-name="gr4" draw:text-style-name="P5" xml:id="id19" draw:id="id19" draw:layer="layout" svg:width="1.8cm" svg:height="0.592cm" svg:x="2.4cm" svg:y="7.283cm">
          <text:p text:style-name="P4">0110</text:p>
          <draw:enhanced-geometry svg:viewBox="0 0 21600 21600" draw:type="rectangle" draw:enhanced-path="M 0 0 L 21600 0 21600 21600 0 21600 0 0 Z N"/>
        </draw:custom-shape>
        <draw:custom-shape draw:style-name="gr4" draw:text-style-name="P5" xml:id="id21" draw:id="id21" draw:layer="layout" svg:width="1.8cm" svg:height="0.592cm" svg:x="2.4cm" svg:y="8.097cm">
          <text:p text:style-name="P4">0111</text:p>
          <draw:enhanced-geometry svg:viewBox="0 0 21600 21600" draw:type="rectangle" draw:enhanced-path="M 0 0 L 21600 0 21600 21600 0 21600 0 0 Z N"/>
        </draw:custom-shape>
        <draw:custom-shape draw:style-name="gr4" draw:text-style-name="P5" xml:id="id23" draw:id="id23" draw:layer="layout" svg:width="1.8cm" svg:height="0.592cm" svg:x="2.4cm" svg:y="8.911cm">
          <text:p text:style-name="P4">1000</text:p>
          <draw:enhanced-geometry svg:viewBox="0 0 21600 21600" draw:type="rectangle" draw:enhanced-path="M 0 0 L 21600 0 21600 21600 0 21600 0 0 Z N"/>
        </draw:custom-shape>
        <draw:custom-shape draw:style-name="gr7" draw:text-style-name="P6" xml:id="id25" draw:id="id25" draw:layer="layout" svg:width="1.8cm" svg:height="0.592cm" svg:x="2.4cm" svg:y="9.725cm">
          <text:p text:style-name="P4">1001</text:p>
          <draw:enhanced-geometry svg:viewBox="0 0 21600 21600" draw:type="rectangle" draw:enhanced-path="M 0 0 L 21600 0 21600 21600 0 21600 0 0 Z N"/>
        </draw:custom-shape>
        <draw:custom-shape draw:style-name="gr4" draw:text-style-name="P5" xml:id="id27" draw:id="id27" draw:layer="layout" svg:width="1.8cm" svg:height="0.592cm" svg:x="2.4cm" svg:y="10.539cm">
          <text:p text:style-name="P4">1010</text:p>
          <draw:enhanced-geometry svg:viewBox="0 0 21600 21600" draw:type="rectangle" draw:enhanced-path="M 0 0 L 21600 0 21600 21600 0 21600 0 0 Z N"/>
        </draw:custom-shape>
        <draw:custom-shape draw:style-name="gr6" draw:text-style-name="P5" xml:id="id29" draw:id="id29" draw:layer="layout" svg:width="1.8cm" svg:height="0.591cm" svg:x="2.4cm" svg:y="11.353cm">
          <text:p text:style-name="P4">1011</text:p>
          <draw:enhanced-geometry svg:viewBox="0 0 21600 21600" draw:type="rectangle" draw:enhanced-path="M 0 0 L 21600 0 21600 21600 0 21600 0 0 Z N"/>
        </draw:custom-shape>
        <draw:custom-shape draw:style-name="gr4" draw:text-style-name="P5" xml:id="id31" draw:id="id31" draw:layer="layout" svg:width="1.8cm" svg:height="0.592cm" svg:x="2.4cm" svg:y="12.166cm">
          <text:p text:style-name="P4">1100</text:p>
          <draw:enhanced-geometry svg:viewBox="0 0 21600 21600" draw:type="rectangle" draw:enhanced-path="M 0 0 L 21600 0 21600 21600 0 21600 0 0 Z N"/>
        </draw:custom-shape>
        <draw:custom-shape draw:style-name="gr5" draw:text-style-name="P5" xml:id="id33" draw:id="id33" draw:layer="layout" svg:width="1.8cm" svg:height="0.593cm" svg:x="2.4cm" svg:y="12.98cm">
          <text:p text:style-name="P4">1101</text:p>
          <draw:enhanced-geometry svg:viewBox="0 0 21600 21600" draw:type="rectangle" draw:enhanced-path="M 0 0 L 21600 0 21600 21600 0 21600 0 0 Z N"/>
        </draw:custom-shape>
        <draw:custom-shape draw:style-name="gr4" draw:text-style-name="P5" xml:id="id35" draw:id="id35" draw:layer="layout" svg:width="1.8cm" svg:height="0.592cm" svg:x="2.4cm" svg:y="13.794cm">
          <text:p text:style-name="P4">1110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1.8cm" svg:height="0.592cm" svg:x="2.4cm" svg:y="14.608cm">
          <text:p text:style-name="P4">1111</text:p>
          <draw:enhanced-geometry svg:viewBox="0 0 21600 21600" draw:type="rectangle" draw:enhanced-path="M 0 0 L 21600 0 21600 21600 0 21600 0 0 Z N"/>
        </draw:custom-shape>
        <draw:custom-shape draw:style-name="gr4" draw:text-style-name="P5" xml:id="id8" draw:id="id8" draw:layer="layout" svg:width="1.8cm" svg:height="0.592cm" svg:x="16.3cm" svg:y="2.4cm">
          <text:p text:style-name="P4">0000</text:p>
          <draw:enhanced-geometry svg:viewBox="0 0 21600 21600" draw:type="rectangle" draw:enhanced-path="M 0 0 L 21600 0 21600 21600 0 21600 0 0 Z N"/>
        </draw:custom-shape>
        <draw:custom-shape draw:style-name="gr4" draw:text-style-name="P5" xml:id="id79" draw:id="id79" draw:layer="layout" svg:width="1.8cm" svg:height="0.592cm" svg:x="16.3cm" svg:y="3.214cm">
          <text:p text:style-name="P4">0001</text:p>
          <draw:enhanced-geometry svg:viewBox="0 0 21600 21600" draw:type="rectangle" draw:enhanced-path="M 0 0 L 21600 0 21600 21600 0 21600 0 0 Z N"/>
        </draw:custom-shape>
        <draw:custom-shape draw:style-name="gr8" draw:text-style-name="P6" xml:id="id80" draw:id="id80" draw:layer="layout" svg:width="1.8cm" svg:height="0.593cm" svg:x="16.3cm" svg:y="4.027cm">
          <text:p text:style-name="P4">0010</text:p>
          <draw:enhanced-geometry svg:viewBox="0 0 21600 21600" draw:type="rectangle" draw:enhanced-path="M 0 0 L 21600 0 21600 21600 0 21600 0 0 Z N"/>
        </draw:custom-shape>
        <draw:custom-shape draw:style-name="gr4" draw:text-style-name="P5" xml:id="id81" draw:id="id81" draw:layer="layout" svg:width="1.8cm" svg:height="0.592cm" svg:x="16.3cm" svg:y="4.842cm">
          <text:p text:style-name="P4">0011</text:p>
          <draw:enhanced-geometry svg:viewBox="0 0 21600 21600" draw:type="rectangle" draw:enhanced-path="M 0 0 L 21600 0 21600 21600 0 21600 0 0 Z N"/>
        </draw:custom-shape>
        <draw:custom-shape draw:style-name="gr6" draw:text-style-name="P5" xml:id="id82" draw:id="id82" draw:layer="layout" svg:width="1.8cm" svg:height="0.591cm" svg:x="16.3cm" svg:y="5.656cm">
          <text:p text:style-name="P4">0100</text:p>
          <draw:enhanced-geometry svg:viewBox="0 0 21600 21600" draw:type="rectangle" draw:enhanced-path="M 0 0 L 21600 0 21600 21600 0 21600 0 0 Z N"/>
        </draw:custom-shape>
        <draw:custom-shape draw:style-name="gr4" draw:text-style-name="P5" xml:id="id83" draw:id="id83" draw:layer="layout" svg:width="1.8cm" svg:height="0.592cm" svg:x="16.3cm" svg:y="6.469cm">
          <text:p text:style-name="P4">0101</text:p>
          <draw:enhanced-geometry svg:viewBox="0 0 21600 21600" draw:type="rectangle" draw:enhanced-path="M 0 0 L 21600 0 21600 21600 0 21600 0 0 Z N"/>
        </draw:custom-shape>
        <draw:custom-shape draw:style-name="gr4" draw:text-style-name="P5" xml:id="id84" draw:id="id84" draw:layer="layout" svg:width="1.8cm" svg:height="0.592cm" svg:x="16.3cm" svg:y="7.283cm">
          <text:p text:style-name="P4">0110</text:p>
          <draw:enhanced-geometry svg:viewBox="0 0 21600 21600" draw:type="rectangle" draw:enhanced-path="M 0 0 L 21600 0 21600 21600 0 21600 0 0 Z N"/>
        </draw:custom-shape>
        <draw:custom-shape draw:style-name="gr4" draw:text-style-name="P5" xml:id="id85" draw:id="id85" draw:layer="layout" svg:width="1.8cm" svg:height="0.592cm" svg:x="16.3cm" svg:y="8.097cm">
          <text:p text:style-name="P4">0111</text:p>
          <draw:enhanced-geometry svg:viewBox="0 0 21600 21600" draw:type="rectangle" draw:enhanced-path="M 0 0 L 21600 0 21600 21600 0 21600 0 0 Z N"/>
        </draw:custom-shape>
        <draw:custom-shape draw:style-name="gr4" draw:text-style-name="P5" xml:id="id86" draw:id="id86" draw:layer="layout" svg:width="1.8cm" svg:height="0.592cm" svg:x="16.3cm" svg:y="8.911cm">
          <text:p text:style-name="P4">1000</text:p>
          <draw:enhanced-geometry svg:viewBox="0 0 21600 21600" draw:type="rectangle" draw:enhanced-path="M 0 0 L 21600 0 21600 21600 0 21600 0 0 Z N"/>
        </draw:custom-shape>
        <draw:custom-shape draw:style-name="gr4" draw:text-style-name="P5" xml:id="id87" draw:id="id87" draw:layer="layout" svg:width="1.8cm" svg:height="0.592cm" svg:x="16.3cm" svg:y="9.725cm">
          <text:p text:style-name="P4">1001</text:p>
          <draw:enhanced-geometry svg:viewBox="0 0 21600 21600" draw:type="rectangle" draw:enhanced-path="M 0 0 L 21600 0 21600 21600 0 21600 0 0 Z N"/>
        </draw:custom-shape>
        <draw:custom-shape draw:style-name="gr4" draw:text-style-name="P5" xml:id="id88" draw:id="id88" draw:layer="layout" svg:width="1.8cm" svg:height="0.592cm" svg:x="16.3cm" svg:y="10.539cm">
          <text:p text:style-name="P4">1010</text:p>
          <draw:enhanced-geometry svg:viewBox="0 0 21600 21600" draw:type="rectangle" draw:enhanced-path="M 0 0 L 21600 0 21600 21600 0 21600 0 0 Z N"/>
        </draw:custom-shape>
        <draw:custom-shape draw:style-name="gr6" draw:text-style-name="P5" xml:id="id89" draw:id="id89" draw:layer="layout" svg:width="1.8cm" svg:height="0.591cm" svg:x="16.3cm" svg:y="11.353cm">
          <text:p text:style-name="P4">1011</text:p>
          <draw:enhanced-geometry svg:viewBox="0 0 21600 21600" draw:type="rectangle" draw:enhanced-path="M 0 0 L 21600 0 21600 21600 0 21600 0 0 Z N"/>
        </draw:custom-shape>
        <draw:custom-shape draw:style-name="gr4" draw:text-style-name="P5" xml:id="id90" draw:id="id90" draw:layer="layout" svg:width="1.8cm" svg:height="0.592cm" svg:x="16.3cm" svg:y="12.166cm">
          <text:p text:style-name="P4">1100</text:p>
          <draw:enhanced-geometry svg:viewBox="0 0 21600 21600" draw:type="rectangle" draw:enhanced-path="M 0 0 L 21600 0 21600 21600 0 21600 0 0 Z N"/>
        </draw:custom-shape>
        <draw:custom-shape draw:style-name="gr5" draw:text-style-name="P5" xml:id="id91" draw:id="id91" draw:layer="layout" svg:width="1.8cm" svg:height="0.593cm" svg:x="16.3cm" svg:y="12.98cm">
          <text:p text:style-name="P4">1101</text:p>
          <draw:enhanced-geometry svg:viewBox="0 0 21600 21600" draw:type="rectangle" draw:enhanced-path="M 0 0 L 21600 0 21600 21600 0 21600 0 0 Z N"/>
        </draw:custom-shape>
        <draw:custom-shape draw:style-name="gr4" draw:text-style-name="P5" xml:id="id92" draw:id="id92" draw:layer="layout" svg:width="1.8cm" svg:height="0.592cm" svg:x="16.3cm" svg:y="13.794cm">
          <text:p text:style-name="P4">1110</text:p>
          <draw:enhanced-geometry svg:viewBox="0 0 21600 21600" draw:type="rectangle" draw:enhanced-path="M 0 0 L 21600 0 21600 21600 0 21600 0 0 Z N"/>
        </draw:custom-shape>
        <draw:custom-shape draw:style-name="gr4" draw:text-style-name="P5" xml:id="id94" draw:id="id94" draw:layer="layout" svg:width="1.8cm" svg:height="0.592cm" svg:x="16.3cm" svg:y="14.608cm">
          <text:p text:style-name="P4">1111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8cm" svg:height="0.592cm" svg:x="0.3cm" svg:y="9.725cm">
          <text:p text:style-name="P4">P9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8cm" svg:height="0.593cm" svg:x="18.4cm" svg:y="4.027cm">
          <text:p text:style-name="P4">M2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9cm" svg:height="1.407cm" svg:x="5.9cm" svg:y="4.0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10" draw:id="id10" draw:layer="layout" svg:width="0.9cm" svg:height="0.593cm" svg:x="5.9cm" svg:y="4.0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6" draw:id="id26" draw:layer="layout" svg:width="0.9cm" svg:height="0.592cm" svg:x="5.9cm" svg:y="4.84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9cm" svg:height="1.405cm" svg:x="5.9cm" svg:y="5.65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12" draw:id="id12" draw:layer="layout" svg:width="0.9cm" svg:height="0.591cm" svg:x="5.9cm" svg:y="5.6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8" draw:id="id28" draw:layer="layout" svg:width="0.9cm" svg:height="0.592cm" svg:x="5.9cm" svg:y="6.4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06cm" svg:x="5.9cm" svg:y="7.2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0.9cm" svg:height="0.592cm" svg:x="5.9cm" svg:y="7.2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0" draw:id="id30" draw:layer="layout" svg:width="0.9cm" svg:height="0.592cm" svg:x="5.9cm" svg:y="8.0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06cm" svg:x="5.9cm" svg:y="8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0.9cm" svg:height="0.592cm" svg:x="5.9cm" svg:y="8.9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2" draw:id="id32" draw:layer="layout" svg:width="0.9cm" svg:height="0.592cm" svg:x="5.9cm" svg:y="9.7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9cm" svg:height="1.405cm" svg:x="5.9cm" svg:y="10.5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0.9cm" svg:height="0.592cm" svg:x="5.9cm" svg:y="10.53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xml:id="id34" draw:id="id34" draw:layer="layout" svg:width="0.9cm" svg:height="0.591cm" svg:x="5.9cm" svg:y="11.3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9cm" svg:height="1.407cm" svg:x="5.9cm" svg:y="12.1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0.9cm" svg:height="0.592cm" svg:x="5.9cm" svg:y="12.16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36" draw:id="id36" draw:layer="layout" svg:width="0.9cm" svg:height="0.593cm" svg:x="5.9cm" svg:y="12.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06cm" svg:x="5.9cm" svg:y="13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0.9cm" svg:height="0.592cm" svg:x="5.9cm" svg:y="13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0.9cm" svg:height="0.592cm" svg:x="5.9cm" svg:y="14.608cm">
          <text:p/>
          <draw:enhanced-geometry svg:viewBox="0 0 21600 21600" draw:type="rectangle" draw:enhanced-path="M 0 0 L 21600 0 21600 21600 0 21600 0 0 Z N"/>
        </draw:custom-shape>
        <draw:connector draw:style-name="gr15" draw:text-style-name="P7" draw:layer="layout" draw:type="line" svg:x1="4.2cm" svg:y1="14.904cm" svg:x2="5.9cm" svg:y2="14.904cm" draw:start-shape="id1" draw:start-glue-point="1" draw:end-shape="id2" draw:end-glue-point="3" svg:d="M4200 14904h1700" svg:viewBox="0 0 1701 1">
          <text:p/>
        </draw:connector>
        <draw:custom-shape draw:style-name="gr1" draw:text-style-name="P1" draw:layer="layout" svg:width="0.9cm" svg:height="1.406cm" svg:x="8.5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0.9cm" svg:height="0.592cm" svg:x="8.5cm" svg:y="2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44" draw:id="id44" draw:layer="layout" svg:width="0.9cm" svg:height="0.592cm" svg:x="8.5cm" svg:y="3.2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9cm" svg:height="1.407cm" svg:x="8.5cm" svg:y="4.0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37" draw:id="id37" draw:layer="layout" svg:width="0.9cm" svg:height="0.593cm" svg:x="8.5cm" svg:y="4.0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45" draw:id="id45" draw:layer="layout" svg:width="0.9cm" svg:height="0.592cm" svg:x="8.5cm" svg:y="4.84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9cm" svg:height="1.405cm" svg:x="8.5cm" svg:y="5.65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38" draw:id="id38" draw:layer="layout" svg:width="0.9cm" svg:height="0.591cm" svg:x="8.5cm" svg:y="5.6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46" draw:id="id46" draw:layer="layout" svg:width="0.9cm" svg:height="0.592cm" svg:x="8.5cm" svg:y="6.4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06cm" svg:x="8.5cm" svg:y="7.2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0.9cm" svg:height="0.592cm" svg:x="8.5cm" svg:y="7.2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47" draw:id="id47" draw:layer="layout" svg:width="0.9cm" svg:height="0.592cm" svg:x="8.5cm" svg:y="8.0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06cm" svg:x="8.5cm" svg:y="8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0.9cm" svg:height="0.592cm" svg:x="8.5cm" svg:y="8.9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48" draw:id="id48" draw:layer="layout" svg:width="0.9cm" svg:height="0.592cm" svg:x="8.5cm" svg:y="9.7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9cm" svg:height="1.405cm" svg:x="8.5cm" svg:y="10.5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0.9cm" svg:height="0.592cm" svg:x="8.5cm" svg:y="10.53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xml:id="id49" draw:id="id49" draw:layer="layout" svg:width="0.9cm" svg:height="0.591cm" svg:x="8.5cm" svg:y="11.3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9cm" svg:height="1.407cm" svg:x="8.5cm" svg:y="12.1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0.9cm" svg:height="0.592cm" svg:x="8.5cm" svg:y="12.16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50" draw:id="id50" draw:layer="layout" svg:width="0.9cm" svg:height="0.593cm" svg:x="8.5cm" svg:y="12.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06cm" svg:x="8.5cm" svg:y="13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0.9cm" svg:height="0.592cm" svg:x="8.5cm" svg:y="13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5" draw:id="id95" draw:layer="layout" svg:width="0.9cm" svg:height="0.592cm" svg:x="8.5cm" svg:y="1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06cm" svg:x="11.1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0.9cm" svg:height="0.592cm" svg:x="11.1cm" svg:y="2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58" draw:id="id58" draw:layer="layout" svg:width="0.9cm" svg:height="0.592cm" svg:x="11.1cm" svg:y="3.2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9cm" svg:height="1.407cm" svg:x="11.1cm" svg:y="4.0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51" draw:id="id51" draw:layer="layout" svg:width="0.9cm" svg:height="0.593cm" svg:x="11.1cm" svg:y="4.0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59" draw:id="id59" draw:layer="layout" svg:width="0.9cm" svg:height="0.592cm" svg:x="11.1cm" svg:y="4.84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9cm" svg:height="1.405cm" svg:x="11.1cm" svg:y="5.65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52" draw:id="id52" draw:layer="layout" svg:width="0.9cm" svg:height="0.591cm" svg:x="11.1cm" svg:y="5.6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60" draw:id="id60" draw:layer="layout" svg:width="0.9cm" svg:height="0.592cm" svg:x="11.1cm" svg:y="6.4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06cm" svg:x="11.1cm" svg:y="7.2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3" draw:id="id53" draw:layer="layout" svg:width="0.9cm" svg:height="0.592cm" svg:x="11.1cm" svg:y="7.2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61" draw:id="id61" draw:layer="layout" svg:width="0.9cm" svg:height="0.592cm" svg:x="11.1cm" svg:y="8.0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06cm" svg:x="11.1cm" svg:y="8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4" draw:id="id54" draw:layer="layout" svg:width="0.9cm" svg:height="0.592cm" svg:x="11.1cm" svg:y="8.9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62" draw:id="id62" draw:layer="layout" svg:width="0.9cm" svg:height="0.592cm" svg:x="11.1cm" svg:y="9.7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9cm" svg:height="1.405cm" svg:x="11.1cm" svg:y="10.5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5" draw:id="id55" draw:layer="layout" svg:width="0.9cm" svg:height="0.592cm" svg:x="11.1cm" svg:y="10.53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xml:id="id63" draw:id="id63" draw:layer="layout" svg:width="0.9cm" svg:height="0.591cm" svg:x="11.1cm" svg:y="11.3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9cm" svg:height="1.407cm" svg:x="11.1cm" svg:y="12.1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6" draw:id="id56" draw:layer="layout" svg:width="0.9cm" svg:height="0.592cm" svg:x="11.1cm" svg:y="12.16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64" draw:id="id64" draw:layer="layout" svg:width="0.9cm" svg:height="0.593cm" svg:x="11.1cm" svg:y="12.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06cm" svg:x="11.1cm" svg:y="13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7" draw:id="id57" draw:layer="layout" svg:width="0.9cm" svg:height="0.592cm" svg:x="11.1cm" svg:y="13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6" draw:id="id96" draw:layer="layout" svg:width="0.9cm" svg:height="0.592cm" svg:x="11.1cm" svg:y="1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06cm" svg:x="13.7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0.9cm" svg:height="0.592cm" svg:x="13.7cm" svg:y="2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72" draw:id="id72" draw:layer="layout" svg:width="0.9cm" svg:height="0.592cm" svg:x="13.7cm" svg:y="3.2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9cm" svg:height="1.407cm" svg:x="13.7cm" svg:y="4.0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65" draw:id="id65" draw:layer="layout" svg:width="0.9cm" svg:height="0.593cm" svg:x="13.7cm" svg:y="4.0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73" draw:id="id73" draw:layer="layout" svg:width="0.9cm" svg:height="0.592cm" svg:x="13.7cm" svg:y="4.84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9cm" svg:height="1.405cm" svg:x="13.7cm" svg:y="5.65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66" draw:id="id66" draw:layer="layout" svg:width="0.9cm" svg:height="0.591cm" svg:x="13.7cm" svg:y="5.6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74" draw:id="id74" draw:layer="layout" svg:width="0.9cm" svg:height="0.592cm" svg:x="13.7cm" svg:y="6.4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06cm" svg:x="13.7cm" svg:y="7.2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7" draw:id="id67" draw:layer="layout" svg:width="0.9cm" svg:height="0.592cm" svg:x="13.7cm" svg:y="7.2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75" draw:id="id75" draw:layer="layout" svg:width="0.9cm" svg:height="0.592cm" svg:x="13.7cm" svg:y="8.0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06cm" svg:x="13.7cm" svg:y="8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8" draw:id="id68" draw:layer="layout" svg:width="0.9cm" svg:height="0.592cm" svg:x="13.7cm" svg:y="8.9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76" draw:id="id76" draw:layer="layout" svg:width="0.9cm" svg:height="0.592cm" svg:x="13.7cm" svg:y="9.7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9cm" svg:height="1.405cm" svg:x="13.7cm" svg:y="10.5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9" draw:id="id69" draw:layer="layout" svg:width="0.9cm" svg:height="0.592cm" svg:x="13.7cm" svg:y="10.53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xml:id="id77" draw:id="id77" draw:layer="layout" svg:width="0.9cm" svg:height="0.591cm" svg:x="13.7cm" svg:y="11.3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9cm" svg:height="1.407cm" svg:x="13.7cm" svg:y="12.1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0" draw:id="id70" draw:layer="layout" svg:width="0.9cm" svg:height="0.592cm" svg:x="13.7cm" svg:y="12.16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78" draw:id="id78" draw:layer="layout" svg:width="0.9cm" svg:height="0.593cm" svg:x="13.7cm" svg:y="12.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06cm" svg:x="13.7cm" svg:y="13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1" draw:id="id71" draw:layer="layout" svg:width="0.9cm" svg:height="0.592cm" svg:x="13.7cm" svg:y="13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3" draw:id="id93" draw:layer="layout" svg:width="0.9cm" svg:height="0.592cm" svg:x="13.7cm" svg:y="14.608cm">
          <text:p/>
          <draw:enhanced-geometry svg:viewBox="0 0 21600 21600" draw:type="rectangle" draw:enhanced-path="M 0 0 L 21600 0 21600 21600 0 21600 0 0 Z N"/>
        </draw:custom-shape>
        <draw:connector draw:style-name="gr15" draw:text-style-name="P7" draw:layer="layout" draw:type="line" svg:x1="4.2cm" svg:y1="2.696cm" svg:x2="5.9cm" svg:y2="2.696cm" draw:start-shape="id3" draw:start-glue-point="1" draw:end-shape="id4" draw:end-glue-point="3" svg:d="M4200 2696h1700" svg:viewBox="0 0 1701 1">
          <text:p/>
        </draw:connector>
        <draw:connector draw:style-name="gr15" draw:text-style-name="P7" draw:layer="layout" draw:type="line" svg:x1="6.8cm" svg:y1="2.696cm" svg:x2="8.5cm" svg:y2="2.696cm" draw:start-shape="id4" draw:start-glue-point="1" draw:end-shape="id5" draw:end-glue-point="3" svg:d="M6800 2696h1700" svg:viewBox="0 0 1701 1">
          <text:p/>
        </draw:connector>
        <draw:connector draw:style-name="gr15" draw:text-style-name="P7" draw:layer="layout" draw:type="line" svg:x1="9.4cm" svg:y1="2.696cm" svg:x2="11.1cm" svg:y2="2.696cm" draw:start-shape="id5" draw:start-glue-point="1" draw:end-shape="id6" draw:end-glue-point="3" svg:d="M9400 2696h1700" svg:viewBox="0 0 1701 1">
          <text:p/>
        </draw:connector>
        <draw:connector draw:style-name="gr15" draw:text-style-name="P7" draw:layer="layout" draw:type="line" svg:x1="12cm" svg:y1="2.696cm" svg:x2="13.7cm" svg:y2="2.696cm" draw:start-shape="id6" draw:start-glue-point="1" draw:end-shape="id7" draw:end-glue-point="3" svg:d="M12000 2696h1700" svg:viewBox="0 0 1701 1">
          <text:p/>
        </draw:connector>
        <draw:connector draw:style-name="gr15" draw:text-style-name="P7" draw:layer="layout" draw:type="line" svg:x1="14.6cm" svg:y1="2.696cm" svg:x2="16.3cm" svg:y2="2.696cm" draw:start-shape="id7" draw:start-glue-point="1" draw:end-shape="id8" draw:end-glue-point="3" svg:d="M14600 2696h1700" svg:viewBox="0 0 1701 1">
          <text:p/>
        </draw:connector>
        <draw:connector draw:style-name="gr15" draw:text-style-name="P7" draw:layer="layout" draw:type="line" svg:x1="4.2cm" svg:y1="3.51cm" svg:x2="5.9cm" svg:y2="4.323cm" draw:start-shape="id9" draw:start-glue-point="1" draw:end-shape="id10" draw:end-glue-point="3" svg:d="M4200 3510l1700 813" svg:viewBox="0 0 1701 814">
          <text:p/>
        </draw:connector>
        <draw:connector draw:style-name="gr15" draw:text-style-name="P7" draw:layer="layout" draw:type="line" svg:x1="4.2cm" svg:y1="4.323cm" svg:x2="5.9cm" svg:y2="5.951cm" draw:start-shape="id11" draw:start-glue-point="1" draw:end-shape="id12" draw:end-glue-point="3" svg:d="M4200 4323l1700 1628" svg:viewBox="0 0 1701 1629">
          <text:p/>
        </draw:connector>
        <draw:connector draw:style-name="gr15" draw:text-style-name="P7" draw:layer="layout" draw:type="line" svg:x1="4.2cm" svg:y1="5.138cm" svg:x2="5.9cm" svg:y2="7.579cm" draw:start-shape="id13" draw:start-glue-point="1" draw:end-shape="id14" draw:end-glue-point="3" svg:d="M4200 5138l1700 2441" svg:viewBox="0 0 1701 2442">
          <text:p/>
        </draw:connector>
        <draw:connector draw:style-name="gr15" draw:text-style-name="P7" draw:layer="layout" draw:type="line" svg:x1="4.2cm" svg:y1="5.951cm" svg:x2="5.9cm" svg:y2="9.207cm" draw:start-shape="id15" draw:start-glue-point="1" draw:end-shape="id16" draw:end-glue-point="3" svg:d="M4200 5951l1700 3256" svg:viewBox="0 0 1701 3257">
          <text:p/>
        </draw:connector>
        <draw:connector draw:style-name="gr15" draw:text-style-name="P7" draw:layer="layout" draw:type="line" svg:x1="4.2cm" svg:y1="6.765cm" svg:x2="5.9cm" svg:y2="10.835cm" draw:start-shape="id17" draw:start-glue-point="1" draw:end-shape="id18" draw:end-glue-point="3" svg:d="M4200 6765l1700 4070" svg:viewBox="0 0 1701 4071">
          <text:p/>
        </draw:connector>
        <draw:connector draw:style-name="gr15" draw:text-style-name="P7" draw:layer="layout" draw:type="line" svg:x1="4.2cm" svg:y1="7.579cm" svg:x2="5.9cm" svg:y2="12.462cm" draw:start-shape="id19" draw:end-shape="id20" draw:end-glue-point="3" svg:d="M4200 7579l1700 4883" svg:viewBox="0 0 1701 4884">
          <text:p/>
        </draw:connector>
        <draw:connector draw:style-name="gr15" draw:text-style-name="P7" draw:layer="layout" draw:type="line" svg:x1="4.2cm" svg:y1="8.393cm" svg:x2="5.9cm" svg:y2="14.09cm" draw:start-shape="id21" draw:start-glue-point="1" draw:end-shape="id22" draw:end-glue-point="3" svg:d="M4200 8393l1700 5697" svg:viewBox="0 0 1701 5698">
          <text:p/>
        </draw:connector>
        <draw:connector draw:style-name="gr15" draw:text-style-name="P7" draw:layer="layout" draw:type="line" svg:x1="4.2cm" svg:y1="9.207cm" svg:x2="5.9cm" svg:y2="3.51cm" draw:start-shape="id23" draw:start-glue-point="1" draw:end-shape="id24" draw:end-glue-point="3" svg:d="M4200 9207l1700-5697" svg:viewBox="0 0 1701 5698">
          <text:p/>
        </draw:connector>
        <draw:connector draw:style-name="gr16" draw:text-style-name="P7" draw:layer="layout" draw:type="line" svg:x1="4.2cm" svg:y1="10.021cm" svg:x2="5.9cm" svg:y2="5.138cm" draw:start-shape="id25" draw:start-glue-point="1" draw:end-shape="id26" draw:end-glue-point="3" svg:d="M4200 10021l1700-4883" svg:viewBox="0 0 1701 4884">
          <text:p/>
        </draw:connector>
        <draw:connector draw:style-name="gr15" draw:text-style-name="P7" draw:layer="layout" draw:type="line" svg:x1="4.2cm" svg:y1="10.835cm" svg:x2="5.9cm" svg:y2="6.765cm" draw:start-shape="id27" draw:start-glue-point="1" draw:end-shape="id28" svg:d="M4200 10835l1700-4070" svg:viewBox="0 0 1701 4071">
          <text:p/>
        </draw:connector>
        <draw:connector draw:style-name="gr15" draw:text-style-name="P7" draw:layer="layout" draw:type="line" svg:x1="4.2cm" svg:y1="11.648cm" svg:x2="5.9cm" svg:y2="8.393cm" draw:start-shape="id29" draw:start-glue-point="1" draw:end-shape="id30" svg:d="M4200 11648l1700-3255" svg:viewBox="0 0 1701 3256">
          <text:p/>
        </draw:connector>
        <draw:connector draw:style-name="gr15" draw:text-style-name="P7" draw:layer="layout" draw:type="line" svg:x1="4.2cm" svg:y1="12.462cm" svg:x2="5.9cm" svg:y2="10.021cm" draw:start-shape="id31" draw:start-glue-point="1" draw:end-shape="id32" draw:end-glue-point="3" svg:d="M4200 12462l1700-2441" svg:viewBox="0 0 1701 2442">
          <text:p/>
        </draw:connector>
        <draw:connector draw:style-name="gr15" draw:text-style-name="P7" draw:layer="layout" draw:type="line" svg:x1="4.2cm" svg:y1="13.276cm" svg:x2="5.9cm" svg:y2="11.648cm" draw:start-shape="id33" draw:start-glue-point="1" draw:end-shape="id34" svg:d="M4200 13276l1700-1628" svg:viewBox="0 0 1701 1629">
          <text:p/>
        </draw:connector>
        <draw:connector draw:style-name="gr15" draw:text-style-name="P7" draw:layer="layout" draw:type="line" svg:x1="4.2cm" svg:y1="14.09cm" svg:x2="5.9cm" svg:y2="13.276cm" draw:start-shape="id35" draw:start-glue-point="1" draw:end-shape="id36" draw:end-glue-point="3" svg:d="M4200 14090l1700-814" svg:viewBox="0 0 1701 815">
          <text:p/>
        </draw:connector>
        <draw:connector draw:style-name="gr15" draw:text-style-name="P7" draw:layer="layout" draw:type="line" svg:x1="6.8cm" svg:y1="3.51cm" svg:x2="8.5cm" svg:y2="4.323cm" draw:start-shape="id24" draw:start-glue-point="1" draw:end-shape="id37" draw:end-glue-point="3" svg:d="M6800 3510l1700 813" svg:viewBox="0 0 1701 814">
          <text:p/>
        </draw:connector>
        <draw:connector draw:style-name="gr16" draw:text-style-name="P7" draw:layer="layout" draw:type="line" svg:x1="6.8cm" svg:y1="4.323cm" svg:x2="8.5cm" svg:y2="5.951cm" draw:start-shape="id10" draw:start-glue-point="1" draw:end-shape="id38" draw:end-glue-point="3" svg:d="M6800 4323l1700 1628" svg:viewBox="0 0 1701 1629">
          <text:p/>
        </draw:connector>
        <draw:connector draw:style-name="gr15" draw:text-style-name="P7" draw:layer="layout" draw:type="line" svg:x1="6.8cm" svg:y1="5.138cm" svg:x2="8.5cm" svg:y2="7.579cm" draw:start-shape="id26" draw:start-glue-point="1" draw:end-shape="id39" svg:d="M6800 5138l1700 2441" svg:viewBox="0 0 1701 2442">
          <text:p/>
        </draw:connector>
        <draw:connector draw:style-name="gr15" draw:text-style-name="P7" draw:layer="layout" draw:type="line" svg:x1="6.8cm" svg:y1="5.951cm" svg:x2="8.5cm" svg:y2="9.207cm" draw:start-shape="id12" draw:start-glue-point="1" draw:end-shape="id40" draw:end-glue-point="3" svg:d="M6800 5951l1700 3256" svg:viewBox="0 0 1701 3257">
          <text:p/>
        </draw:connector>
        <draw:connector draw:style-name="gr15" draw:text-style-name="P7" draw:layer="layout" draw:type="line" svg:x1="6.8cm" svg:y1="6.765cm" svg:x2="8.5cm" svg:y2="10.835cm" draw:start-shape="id28" draw:start-glue-point="1" draw:end-shape="id41" draw:end-glue-point="3" svg:d="M6800 6765l1700 4070" svg:viewBox="0 0 1701 4071">
          <text:p/>
        </draw:connector>
        <draw:connector draw:style-name="gr15" draw:text-style-name="P7" draw:layer="layout" draw:type="line" svg:x1="6.8cm" svg:y1="7.579cm" svg:x2="8.5cm" svg:y2="12.462cm" draw:start-shape="id14" draw:start-glue-point="1" draw:end-shape="id42" svg:d="M6800 7579l1700 4883" svg:viewBox="0 0 1701 4884">
          <text:p/>
        </draw:connector>
        <draw:connector draw:style-name="gr15" draw:text-style-name="P7" draw:layer="layout" draw:type="line" svg:x1="6.8cm" svg:y1="8.393cm" svg:x2="8.5cm" svg:y2="14.09cm" draw:start-shape="id30" draw:start-glue-point="1" draw:end-shape="id43" svg:d="M6800 8393l1700 5697" svg:viewBox="0 0 1701 5698">
          <text:p/>
        </draw:connector>
        <draw:connector draw:style-name="gr15" draw:text-style-name="P7" draw:layer="layout" draw:type="line" svg:x1="6.8cm" svg:y1="9.207cm" svg:x2="8.5cm" svg:y2="3.51cm" draw:start-shape="id16" draw:start-glue-point="1" draw:end-shape="id44" draw:end-glue-point="3" svg:d="M6800 9207l1700-5697" svg:viewBox="0 0 1701 5698">
          <text:p/>
        </draw:connector>
        <draw:connector draw:style-name="gr15" draw:text-style-name="P7" draw:layer="layout" draw:type="line" svg:x1="8.5cm" svg:y1="5.138cm" svg:x2="6.8cm" svg:y2="10.021cm" draw:start-shape="id45" draw:start-glue-point="3" draw:end-shape="id32" draw:end-glue-point="1" svg:d="M8500 5138l-1700 4883" svg:viewBox="0 0 1701 4884">
          <text:p/>
        </draw:connector>
        <draw:connector draw:style-name="gr15" draw:text-style-name="P7" draw:layer="layout" draw:type="line" svg:x1="6.8cm" svg:y1="10.835cm" svg:x2="8.5cm" svg:y2="6.765cm" draw:start-shape="id18" draw:start-glue-point="1" draw:end-shape="id46" draw:end-glue-point="3" svg:d="M6800 10835l1700-4070" svg:viewBox="0 0 1701 4071">
          <text:p/>
        </draw:connector>
        <draw:connector draw:style-name="gr15" draw:text-style-name="P7" draw:layer="layout" draw:type="line" svg:x1="6.8cm" svg:y1="11.648cm" svg:x2="8.5cm" svg:y2="8.393cm" draw:start-shape="id34" draw:start-glue-point="1" draw:end-shape="id47" draw:end-glue-point="3" svg:d="M6800 11648l1700-3255" svg:viewBox="0 0 1701 3256">
          <text:p/>
        </draw:connector>
        <draw:connector draw:style-name="gr15" draw:text-style-name="P7" draw:layer="layout" draw:type="line" svg:x1="6.8cm" svg:y1="12.462cm" svg:x2="8.5cm" svg:y2="10.021cm" draw:start-shape="id20" draw:start-glue-point="1" draw:end-shape="id48" draw:end-glue-point="3" svg:d="M6800 12462l1700-2441" svg:viewBox="0 0 1701 2442">
          <text:p/>
        </draw:connector>
        <draw:connector draw:style-name="gr15" draw:text-style-name="P7" draw:layer="layout" draw:type="line" svg:x1="6.8cm" svg:y1="13.276cm" svg:x2="8.5cm" svg:y2="11.648cm" draw:start-shape="id36" draw:start-glue-point="1" draw:end-shape="id49" draw:end-glue-point="3" svg:d="M6800 13276l1700-1628" svg:viewBox="0 0 1701 1629">
          <text:p/>
        </draw:connector>
        <draw:connector draw:style-name="gr15" draw:text-style-name="P7" draw:layer="layout" draw:type="line" svg:x1="6.8cm" svg:y1="14.09cm" svg:x2="8.5cm" svg:y2="13.276cm" draw:start-shape="id22" draw:start-glue-point="1" draw:end-shape="id50" draw:end-glue-point="3" svg:d="M6800 14090l1700-814" svg:viewBox="0 0 1701 815">
          <text:p/>
        </draw:connector>
        <draw:connector draw:style-name="gr15" draw:text-style-name="P7" draw:layer="layout" draw:type="line" svg:x1="9.4cm" svg:y1="3.51cm" svg:x2="11.1cm" svg:y2="4.323cm" draw:start-shape="id44" draw:start-glue-point="1" draw:end-shape="id51" draw:end-glue-point="3" svg:d="M9400 3510l1700 813" svg:viewBox="0 0 1701 814">
          <text:p/>
        </draw:connector>
        <draw:connector draw:style-name="gr15" draw:text-style-name="P7" draw:layer="layout" draw:type="line" svg:x1="9.4cm" svg:y1="4.323cm" svg:x2="11.1cm" svg:y2="5.951cm" draw:start-shape="id37" draw:start-glue-point="1" draw:end-shape="id52" draw:end-glue-point="3" svg:d="M9400 4323l1700 1628" svg:viewBox="0 0 1701 1629">
          <text:p/>
        </draw:connector>
        <draw:connector draw:style-name="gr15" draw:text-style-name="P7" draw:layer="layout" draw:type="line" svg:x1="9.4cm" svg:y1="5.138cm" svg:x2="11.1cm" svg:y2="7.579cm" draw:start-shape="id45" draw:start-glue-point="1" draw:end-shape="id53" draw:end-glue-point="3" svg:d="M9400 5138l1700 2441" svg:viewBox="0 0 1701 2442">
          <text:p/>
        </draw:connector>
        <draw:connector draw:style-name="gr16" draw:text-style-name="P7" draw:layer="layout" draw:type="line" svg:x1="9.4cm" svg:y1="5.951cm" svg:x2="11.1cm" svg:y2="9.207cm" draw:start-shape="id38" draw:start-glue-point="1" draw:end-shape="id54" draw:end-glue-point="3" svg:d="M9400 5951l1700 3256" svg:viewBox="0 0 1701 3257">
          <text:p/>
        </draw:connector>
        <draw:connector draw:style-name="gr15" draw:text-style-name="P7" draw:layer="layout" draw:type="line" svg:x1="9.4cm" svg:y1="6.765cm" svg:x2="11.1cm" svg:y2="10.835cm" draw:start-shape="id46" draw:start-glue-point="1" draw:end-shape="id55" draw:end-glue-point="3" svg:d="M9400 6765l1700 4070" svg:viewBox="0 0 1701 4071">
          <text:p/>
        </draw:connector>
        <draw:connector draw:style-name="gr15" draw:text-style-name="P7" draw:layer="layout" draw:type="line" svg:x1="9.4cm" svg:y1="7.579cm" svg:x2="11.1cm" svg:y2="12.462cm" draw:start-shape="id39" draw:end-shape="id56" draw:end-glue-point="3" svg:d="M9400 7579l1700 4883" svg:viewBox="0 0 1701 4884">
          <text:p/>
        </draw:connector>
        <draw:connector draw:style-name="gr15" draw:text-style-name="P7" draw:layer="layout" draw:type="line" svg:x1="9.4cm" svg:y1="8.393cm" svg:x2="11.1cm" svg:y2="14.09cm" draw:start-shape="id47" draw:start-glue-point="1" draw:end-shape="id57" draw:end-glue-point="3" svg:d="M9400 8393l1700 5697" svg:viewBox="0 0 1701 5698">
          <text:p/>
        </draw:connector>
        <draw:connector draw:style-name="gr15" draw:text-style-name="P7" draw:layer="layout" draw:type="line" svg:x1="9.4cm" svg:y1="9.207cm" svg:x2="11.1cm" svg:y2="3.51cm" draw:start-shape="id40" draw:start-glue-point="1" draw:end-shape="id58" draw:end-glue-point="3" svg:d="M9400 9207l1700-5697" svg:viewBox="0 0 1701 5698">
          <text:p/>
        </draw:connector>
        <draw:connector draw:style-name="gr15" draw:text-style-name="P7" draw:layer="layout" draw:type="line" svg:x1="9.4cm" svg:y1="10.021cm" svg:x2="11.1cm" svg:y2="5.138cm" draw:start-shape="id48" draw:start-glue-point="1" draw:end-shape="id59" draw:end-glue-point="3" svg:d="M9400 10021l1700-4883" svg:viewBox="0 0 1701 4884">
          <text:p/>
        </draw:connector>
        <draw:connector draw:style-name="gr15" draw:text-style-name="P7" draw:layer="layout" draw:type="line" svg:x1="9.4cm" svg:y1="10.835cm" svg:x2="11.1cm" svg:y2="6.765cm" draw:start-shape="id41" draw:start-glue-point="1" draw:end-shape="id60" draw:end-glue-point="3" svg:d="M9400 10835l1700-4070" svg:viewBox="0 0 1701 4071">
          <text:p/>
        </draw:connector>
        <draw:connector draw:style-name="gr15" draw:text-style-name="P7" draw:layer="layout" draw:type="line" svg:x1="9.4cm" svg:y1="11.648cm" svg:x2="11.1cm" svg:y2="8.393cm" draw:start-shape="id49" draw:start-glue-point="1" draw:end-shape="id61" draw:end-glue-point="3" svg:d="M9400 11648l1700-3255" svg:viewBox="0 0 1701 3256">
          <text:p/>
        </draw:connector>
        <draw:connector draw:style-name="gr15" draw:text-style-name="P7" draw:layer="layout" draw:type="line" svg:x1="9.4cm" svg:y1="12.462cm" svg:x2="11.1cm" svg:y2="10.021cm" draw:start-shape="id42" draw:end-shape="id62" svg:d="M9400 12462l1700-2441" svg:viewBox="0 0 1701 2442">
          <text:p/>
        </draw:connector>
        <draw:connector draw:style-name="gr15" draw:text-style-name="P7" draw:layer="layout" draw:type="line" svg:x1="9.4cm" svg:y1="13.276cm" svg:x2="11.1cm" svg:y2="11.648cm" draw:start-shape="id50" draw:start-glue-point="1" draw:end-shape="id63" draw:end-glue-point="3" svg:d="M9400 13276l1700-1628" svg:viewBox="0 0 1701 1629">
          <text:p/>
        </draw:connector>
        <draw:connector draw:style-name="gr15" draw:text-style-name="P7" draw:layer="layout" draw:type="line" svg:x1="9.4cm" svg:y1="14.09cm" svg:x2="11.1cm" svg:y2="13.276cm" draw:start-shape="id43" draw:start-glue-point="1" draw:end-shape="id64" draw:end-glue-point="3" svg:d="M9400 14090l1700-814" svg:viewBox="0 0 1701 815">
          <text:p/>
        </draw:connector>
        <draw:connector draw:style-name="gr15" draw:text-style-name="P7" draw:layer="layout" draw:type="line" svg:x1="12cm" svg:y1="3.51cm" svg:x2="13.7cm" svg:y2="4.323cm" draw:start-shape="id58" draw:start-glue-point="1" draw:end-shape="id65" draw:end-glue-point="3" svg:d="M12000 3510l1700 813" svg:viewBox="0 0 1701 814">
          <text:p/>
        </draw:connector>
        <draw:connector draw:style-name="gr15" draw:text-style-name="P7" draw:layer="layout" draw:type="line" svg:x1="12cm" svg:y1="4.323cm" svg:x2="13.7cm" svg:y2="5.951cm" draw:start-shape="id51" draw:start-glue-point="1" draw:end-shape="id66" draw:end-glue-point="3" svg:d="M12000 4323l1700 1628" svg:viewBox="0 0 1701 1629">
          <text:p/>
        </draw:connector>
        <draw:connector draw:style-name="gr15" draw:text-style-name="P7" draw:layer="layout" draw:type="line" svg:x1="12cm" svg:y1="5.138cm" svg:x2="13.7cm" svg:y2="7.579cm" draw:start-shape="id59" draw:start-glue-point="1" draw:end-shape="id67" draw:end-glue-point="3" svg:d="M12000 5138l1700 2441" svg:viewBox="0 0 1701 2442">
          <text:p/>
        </draw:connector>
        <draw:connector draw:style-name="gr15" draw:text-style-name="P7" draw:layer="layout" draw:type="line" svg:x1="12cm" svg:y1="5.951cm" svg:x2="13.7cm" svg:y2="9.207cm" draw:start-shape="id52" draw:start-glue-point="1" draw:end-shape="id68" draw:end-glue-point="3" svg:d="M12000 5951l1700 3256" svg:viewBox="0 0 1701 3257">
          <text:p/>
        </draw:connector>
        <draw:connector draw:style-name="gr15" draw:text-style-name="P7" draw:layer="layout" draw:type="line" svg:x1="12cm" svg:y1="6.765cm" svg:x2="13.7cm" svg:y2="10.835cm" draw:start-shape="id60" draw:start-glue-point="1" draw:end-shape="id69" draw:end-glue-point="3" svg:d="M12000 6765l1700 4070" svg:viewBox="0 0 1701 4071">
          <text:p/>
        </draw:connector>
        <draw:connector draw:style-name="gr15" draw:text-style-name="P7" draw:layer="layout" draw:type="line" svg:x1="12cm" svg:y1="7.579cm" svg:x2="13.7cm" svg:y2="12.462cm" draw:start-shape="id53" draw:start-glue-point="1" draw:end-shape="id70" draw:end-glue-point="3" svg:d="M12000 7579l1700 4883" svg:viewBox="0 0 1701 4884">
          <text:p/>
        </draw:connector>
        <draw:connector draw:style-name="gr15" draw:text-style-name="P7" draw:layer="layout" draw:type="line" svg:x1="12cm" svg:y1="8.393cm" svg:x2="13.7cm" svg:y2="14.09cm" draw:start-shape="id61" draw:start-glue-point="1" draw:end-shape="id71" draw:end-glue-point="3" svg:d="M12000 8393l1700 5697" svg:viewBox="0 0 1701 5698">
          <text:p/>
        </draw:connector>
        <draw:connector draw:style-name="gr15" draw:text-style-name="P7" draw:layer="layout" draw:type="line" svg:x1="12cm" svg:y1="9.207cm" svg:x2="13.7cm" svg:y2="3.51cm" draw:start-shape="id54" draw:start-glue-point="1" draw:end-shape="id72" svg:d="M12000 9207l1700-5697" svg:viewBox="0 0 1701 5698">
          <text:p/>
        </draw:connector>
        <draw:connector draw:style-name="gr16" draw:text-style-name="P7" draw:layer="layout" draw:type="line" svg:x1="12cm" svg:y1="10.021cm" svg:x2="13.7cm" svg:y2="5.138cm" draw:start-shape="id62" draw:start-glue-point="1" draw:end-shape="id73" draw:end-glue-point="3" svg:d="M12000 10021l1700-4883" svg:viewBox="0 0 1701 4884">
          <text:p/>
        </draw:connector>
        <draw:connector draw:style-name="gr15" draw:text-style-name="P7" draw:layer="layout" draw:type="line" svg:x1="12cm" svg:y1="10.835cm" svg:x2="13.7cm" svg:y2="6.765cm" draw:start-shape="id55" draw:start-glue-point="1" draw:end-shape="id74" draw:end-glue-point="3" svg:d="M12000 10835l1700-4070" svg:viewBox="0 0 1701 4071">
          <text:p/>
        </draw:connector>
        <draw:connector draw:style-name="gr15" draw:text-style-name="P7" draw:layer="layout" draw:type="line" svg:x1="12cm" svg:y1="11.648cm" svg:x2="13.7cm" svg:y2="8.393cm" draw:start-shape="id63" draw:start-glue-point="1" draw:end-shape="id75" draw:end-glue-point="3" svg:d="M12000 11648l1700-3255" svg:viewBox="0 0 1701 3256">
          <text:p/>
        </draw:connector>
        <draw:connector draw:style-name="gr15" draw:text-style-name="P7" draw:layer="layout" draw:type="line" svg:x1="12cm" svg:y1="12.462cm" svg:x2="13.7cm" svg:y2="10.021cm" draw:start-shape="id56" draw:start-glue-point="1" draw:end-shape="id76" draw:end-glue-point="3" svg:d="M12000 12462l1700-2441" svg:viewBox="0 0 1701 2442">
          <text:p/>
        </draw:connector>
        <draw:connector draw:style-name="gr15" draw:text-style-name="P7" draw:layer="layout" draw:type="line" svg:x1="12cm" svg:y1="13.276cm" svg:x2="13.7cm" svg:y2="11.648cm" draw:start-shape="id64" draw:start-glue-point="1" draw:end-shape="id77" draw:end-glue-point="3" svg:d="M12000 13276l1700-1628" svg:viewBox="0 0 1701 1629">
          <text:p/>
        </draw:connector>
        <draw:connector draw:style-name="gr15" draw:text-style-name="P7" draw:layer="layout" draw:type="line" svg:x1="12cm" svg:y1="14.09cm" svg:x2="13.7cm" svg:y2="13.276cm" draw:start-shape="id57" draw:start-glue-point="1" draw:end-shape="id78" draw:end-glue-point="3" svg:d="M12000 14090l1700-814" svg:viewBox="0 0 1701 815">
          <text:p/>
        </draw:connector>
        <draw:connector draw:style-name="gr15" draw:text-style-name="P7" draw:layer="layout" draw:type="line" svg:x1="14.6cm" svg:y1="3.51cm" svg:x2="16.3cm" svg:y2="3.51cm" draw:start-shape="id72" draw:start-glue-point="1" draw:end-shape="id79" draw:end-glue-point="3" svg:d="M14600 3510h1700" svg:viewBox="0 0 1701 1">
          <text:p/>
        </draw:connector>
        <draw:connector draw:style-name="gr16" draw:text-style-name="P7" draw:layer="layout" draw:type="line" svg:x1="14.6cm" svg:y1="4.323cm" svg:x2="16.3cm" svg:y2="4.323cm" draw:start-shape="id65" draw:start-glue-point="1" draw:end-shape="id80" draw:end-glue-point="3" svg:d="M14600 4323h1700" svg:viewBox="0 0 1701 1">
          <text:p/>
        </draw:connector>
        <draw:connector draw:style-name="gr15" draw:text-style-name="P7" draw:layer="layout" draw:type="line" svg:x1="14.6cm" svg:y1="5.138cm" svg:x2="16.3cm" svg:y2="5.138cm" draw:start-shape="id73" draw:start-glue-point="1" draw:end-shape="id81" draw:end-glue-point="3" svg:d="M14600 5138h1700" svg:viewBox="0 0 1701 1">
          <text:p/>
        </draw:connector>
        <draw:connector draw:style-name="gr15" draw:text-style-name="P7" draw:layer="layout" draw:type="line" svg:x1="14.6cm" svg:y1="5.951cm" svg:x2="16.3cm" svg:y2="5.951cm" draw:start-shape="id66" draw:start-glue-point="1" draw:end-shape="id82" draw:end-glue-point="3" svg:d="M14600 5951h1700" svg:viewBox="0 0 1701 1">
          <text:p/>
        </draw:connector>
        <draw:connector draw:style-name="gr15" draw:text-style-name="P7" draw:layer="layout" draw:type="line" svg:x1="14.6cm" svg:y1="6.765cm" svg:x2="16.3cm" svg:y2="6.765cm" draw:start-shape="id74" draw:start-glue-point="1" draw:end-shape="id83" draw:end-glue-point="3" svg:d="M14600 6765h1700" svg:viewBox="0 0 1701 1">
          <text:p/>
        </draw:connector>
        <draw:connector draw:style-name="gr15" draw:text-style-name="P7" draw:layer="layout" draw:type="line" svg:x1="14.6cm" svg:y1="7.579cm" svg:x2="16.3cm" svg:y2="7.579cm" draw:start-shape="id67" draw:start-glue-point="1" draw:end-shape="id84" draw:end-glue-point="3" svg:d="M14600 7579h1700" svg:viewBox="0 0 1701 1">
          <text:p/>
        </draw:connector>
        <draw:connector draw:style-name="gr15" draw:text-style-name="P7" draw:layer="layout" draw:type="line" svg:x1="14.6cm" svg:y1="8.393cm" svg:x2="16.3cm" svg:y2="8.393cm" draw:start-shape="id75" draw:start-glue-point="1" draw:end-shape="id85" draw:end-glue-point="3" svg:d="M14600 8393h1700" svg:viewBox="0 0 1701 1">
          <text:p/>
        </draw:connector>
        <draw:connector draw:style-name="gr15" draw:text-style-name="P7" draw:layer="layout" draw:type="line" svg:x1="14.6cm" svg:y1="9.207cm" svg:x2="16.3cm" svg:y2="9.207cm" draw:start-shape="id68" draw:start-glue-point="1" draw:end-shape="id86" draw:end-glue-point="3" svg:d="M14600 9207h1700" svg:viewBox="0 0 1701 1">
          <text:p/>
        </draw:connector>
        <draw:connector draw:style-name="gr15" draw:text-style-name="P7" draw:layer="layout" draw:type="line" svg:x1="14.6cm" svg:y1="10.021cm" svg:x2="16.3cm" svg:y2="10.021cm" draw:start-shape="id76" draw:start-glue-point="1" draw:end-shape="id87" draw:end-glue-point="3" svg:d="M14600 10021h1700" svg:viewBox="0 0 1701 1">
          <text:p/>
        </draw:connector>
        <draw:connector draw:style-name="gr15" draw:text-style-name="P7" draw:layer="layout" draw:type="line" svg:x1="14.6cm" svg:y1="10.835cm" svg:x2="16.3cm" svg:y2="10.835cm" draw:start-shape="id69" draw:start-glue-point="1" draw:end-shape="id88" svg:d="M14600 10835h1700" svg:viewBox="0 0 1701 1">
          <text:p/>
        </draw:connector>
        <draw:connector draw:style-name="gr15" draw:text-style-name="P7" draw:layer="layout" draw:type="line" svg:x1="14.6cm" svg:y1="11.648cm" svg:x2="16.3cm" svg:y2="11.648cm" draw:start-shape="id77" draw:start-glue-point="1" draw:end-shape="id89" draw:end-glue-point="3" svg:d="M14600 11648h1700" svg:viewBox="0 0 1701 1">
          <text:p/>
        </draw:connector>
        <draw:connector draw:style-name="gr15" draw:text-style-name="P7" draw:layer="layout" draw:type="line" svg:x1="14.6cm" svg:y1="12.462cm" svg:x2="16.3cm" svg:y2="12.462cm" draw:start-shape="id70" draw:start-glue-point="1" draw:end-shape="id90" draw:end-glue-point="3" svg:d="M14600 12462h1700" svg:viewBox="0 0 1701 1">
          <text:p/>
        </draw:connector>
        <draw:connector draw:style-name="gr15" draw:text-style-name="P7" draw:layer="layout" draw:type="line" svg:x1="14.6cm" svg:y1="13.276cm" svg:x2="16.3cm" svg:y2="13.276cm" draw:start-shape="id78" draw:start-glue-point="1" draw:end-shape="id91" draw:end-glue-point="3" svg:d="M14600 13276h1700" svg:viewBox="0 0 1701 1">
          <text:p/>
        </draw:connector>
        <draw:connector draw:style-name="gr15" draw:text-style-name="P7" draw:layer="layout" draw:type="line" svg:x1="14.6cm" svg:y1="14.09cm" svg:x2="16.3cm" svg:y2="14.09cm" draw:start-shape="id71" draw:start-glue-point="1" draw:end-shape="id92" draw:end-glue-point="3" svg:d="M14600 14090h1700" svg:viewBox="0 0 1701 1">
          <text:p/>
        </draw:connector>
        <draw:connector draw:style-name="gr15" draw:text-style-name="P7" draw:layer="layout" draw:type="line" svg:x1="14.6cm" svg:y1="14.904cm" svg:x2="16.3cm" svg:y2="14.904cm" draw:start-shape="id93" draw:start-glue-point="1" draw:end-shape="id94" draw:end-glue-point="3" svg:d="M14600 14904h1700" svg:viewBox="0 0 1701 1">
          <text:p/>
        </draw:connector>
        <draw:connector draw:style-name="gr15" draw:text-style-name="P7" draw:layer="layout" draw:type="line" svg:x1="6.8cm" svg:y1="14.904cm" svg:x2="8.5cm" svg:y2="14.904cm" draw:start-shape="id2" draw:start-glue-point="1" draw:end-shape="id95" draw:end-glue-point="3" svg:d="M6800 14904h1700" svg:viewBox="0 0 1701 1">
          <text:p/>
        </draw:connector>
        <draw:connector draw:style-name="gr15" draw:text-style-name="P7" draw:layer="layout" draw:type="line" svg:x1="9.4cm" svg:y1="14.904cm" svg:x2="11.1cm" svg:y2="14.904cm" draw:start-shape="id95" draw:start-glue-point="1" draw:end-shape="id96" draw:end-glue-point="3" svg:d="M9400 14904h1700" svg:viewBox="0 0 1701 1">
          <text:p/>
        </draw:connector>
        <draw:connector draw:style-name="gr15" draw:text-style-name="P7" draw:layer="layout" draw:type="line" svg:x1="12cm" svg:y1="14.904cm" svg:x2="13.7cm" svg:y2="14.904cm" draw:start-shape="id96" draw:start-glue-point="1" draw:end-shape="id93" draw:end-glue-point="3" svg:d="M12000 14904h1700" svg:viewBox="0 0 17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7T11:51:46.106023395</meta:creation-date>
    <dc:date>2015-09-27T13:26:30.629784093</dc:date>
    <meta:editing-duration>PT3M37S</meta:editing-duration>
    <meta:editing-cycles>1</meta:editing-cycles>
    <meta:document-statistic meta:object-count="210"/>
    <meta:generator>LibreOffice/5.0.1.2.0$Linux_X86_64 LibreOffice_project/00m0$Build-2</meta:generator>
  </office:meta>
</office:document-meta>
</file>